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style:font-name="Carlito"/>
    </style:style>
    <style:style style:name="P14" style:family="paragraph" style:parent-style-name="No_20_Spacing">
      <style:text-properties officeooo:paragraph-rsid="00076d8b"/>
    </style:style>
    <style:style style:name="P15" style:family="paragraph" style:parent-style-name="No_20_Spacing">
      <style:text-properties style:font-name="Carlito" officeooo:paragraph-rsid="004f6695"/>
    </style:style>
    <style:style style:name="P16" style:family="paragraph" style:parent-style-name="Standard">
      <style:text-properties style:font-name="Carlito"/>
    </style:style>
    <style:style style:name="P17" style:family="paragraph" style:parent-style-name="Standard">
      <style:paragraph-properties fo:text-align="justify" style:justify-single-word="false"/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19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0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1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2" style:family="paragraph" style:parent-style-name="Standard">
      <style:text-properties style:font-name="Carlito" officeooo:paragraph-rsid="004f6695"/>
    </style:style>
    <style:style style:name="P23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9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0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style:font-name="Carlito" fo:font-size="6pt" style:font-size-asian="6pt" style:font-size-complex="6pt"/>
    </style:style>
    <style:style style:name="P61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2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3" style:family="paragraph" style:parent-style-name="Table_20_Contents">
      <style:text-properties style:font-name="Carlito" fo:font-size="9pt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style:font-name="Carlito"/>
    </style:style>
    <style:style style:name="P66" style:family="paragraph" style:parent-style-name="No_20_spacing">
      <style:text-properties style:font-name="Carlito"/>
    </style:style>
    <style:style style:name="P67" style:family="paragraph" style:parent-style-name="Text_20_body">
      <style:text-properties style:font-name="Carlito"/>
    </style:style>
    <style:style style:name="P68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9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justify" style:justify-single-word="false"/>
      <style:text-properties style:font-name="Carlito"/>
    </style:style>
    <style:style style:name="P71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2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1" draw:name="py3o.image(user.company_id.partner_id.image, 'png', height='1.3cm', isb64=True)" text:anchor-type="paragraph" svg:x="0cm" svg:y="0cm" draw:z-index="0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py3o.company.name&gt;</text:placeholder></text:p>
              <text:p text:style-name="MP3"><text:span text:style-name="MT2"><text:placeholder text:placeholder-type="text">&lt;py3o.company.partner_id.street&gt;</text:placeholder></text:span><text:span text:style-name="MT2"> - </text:span><text:span text:style-name="MT2"><text:placeholder text:placeholder-type="text">&lt;py3o.company.partner_id.zip&gt;</text:placeholder></text:span><text:span text:style-name="MT2"> - </text:span><text:span text:style-name="MT2"><text:placeholder text:placeholder-type="text">&lt;py3o.company.partner_id.city&gt;</text:placeholder></text:span></text:p>
              <text:p text:style-name="MP4">Tel +39<text:span text:style-name="MT3"><text:placeholder text:placeholder-type="text">&lt;py3o.company.partner_id.phone&gt;</text:placeholder></text:span> - Fax +39<text:span text:style-name="MT3"><text:placeholder text:placeholder-type="text">&lt;py3o.company.partner_id.phone&gt;</text:placeholder></text:span></text:p>
              <text:p text:style-name="MP5">P<text:span text:style-name="MT4">artita </text:span>Iva <text:span text:style-name="MT5"><text:placeholder text:placeholder-type="text">&lt;py3o.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py3o.o.name or ''&gt;</text:placeholder></text:span><text:span text:style-name="MT6"> - Pagina </text:span><text:page-number text:select-page="current">1</text:page-number> <text:span text:style-name="MT6">di </text:span><text:page-count>1</text:page-count></text:p>
        <text:p text:style-name="MP8"/>
      </style:header>
      <style:footer>
        <text:p text:style-name="MP8"/>
        <text:p text:style-name="MP8"><text:span text:style-name="MT6"><text:placeholder text:placeholder-type="text">&lt;py3o.o.name or ''&gt;</text:placeholder></text:span><text:span text:style-name="MT6"> - Pagina </text:span><text:page-number text:select-page="current">1</text:page-number> <text:span text:style-name="MT6">di </text:span><text:page-count>1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py3o.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py3o.company.currency_id.symbol&gt;</text:placeholder></text:span></text:span><text:span text:style-name="Car._20_predefinito_20_paragrafo"><text:span text:style-name="MT10"> </text:span></text:span><text:span text:style-name="Car._20_predefinito_20_paragrafo"><text:span text:style-name="MT9"><text:placeholder text:placeholder-type="text">&lt;py3o.company.partner_id.rea_capital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py3o.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py3o.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py3o.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/>
    <dc:description/>
    <dc:subject/>
    <meta:initial-creator>Fabrizio Cocciari</meta:initial-creator>
    <meta:creation-date>2015-10-02T07:20:00Z</meta:creation-date>
    <dc:date>2017-07-16T18:46:01.727000000</dc:date>
    <meta:print-date>2015-10-01T17:14:00Z</meta:print-date>
    <meta:editing-cycles>74</meta:editing-cycles>
    <meta:editing-duration>PT15H6M31S</meta:editing-duration>
    <meta:document-statistic meta:table-count="2" meta:image-count="0" meta:object-count="0" meta:page-count="1" meta:paragraph-count="11" meta:word-count="49" meta:character-count="553" meta:non-whitespace-character-count="515"/>
    <meta:template xlink:type="simple" xlink:actuate="onRequest" xlink:title="" xlink:href="Normal"/>
  </office:meta>
</office:document-meta>
</file>